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3" style:parent-style-name="DefaultParagraphFont" style:family="text">
      <style:text-properties style:font-name-complex="Times New Roman"/>
    </style:style>
    <style:style style:name="T4" style:parent-style-name="DefaultParagraphFont" style:family="text">
      <style:text-properties style:font-name-complex="Times New Roman"/>
    </style:style>
  </office:automatic-styles>
  <office:body>
    <office:text text:use-soft-page-breaks="true">
      <text:p text:style-name="P1">Preitaart</text:p>
      <text:p text:style-name="Normal">1 kg prei</text:p>
      <text:p text:style-name="Normal">1 a 2 tenen knoflook</text:p>
      <text:p text:style-name="Normal">peper</text:p>
      <text:p text:style-name="Normal">4 eieren</text:p>
      <text:p text:style-name="Normal">2 a 3 zakjes geraspte (oude) kaas – 1 zakje (of iets minder) is voor de kaas laag op de taart</text:p>
      <text:p text:style-name="Normal">1 bekertje crème fraîche</text:p>
      <text:p text:style-name="Normal">7 plakjes hartigetaart/bladerdeeg<text:s/>– je kunt ook een pie/taartbodem maken (zie recept!)</text:p>
      <text:p text:style-name="Normal">springvorm (24 cm)</text:p>
      <text:p text:style-name="Normal"/>
      <text:p text:style-name="Normal">Je kunt 1<text:s/>zakje geraspte kaas vervangen door 250 spekjes</text:p>
      <text:p text:style-name="P2"/>
      <text:p text:style-name="Normal"/>
      <text:p text:style-name="Normal">Als je pie/taartbodem wilt, moet je dat recept aanhouden, en dit recept gebruiken voor de vulling.</text:p>
      <text:p text:style-name="Normal"/>
      <text:p text:style-name="Normal">Was de prei, snijd hem in stukjes en hou het zo droog mogelijk (anders wordt de preitaart zompig).<text:s/>De vulling moet je in een grote pan maken. 1 kg prei lijkt veel, maar het slinkt geweldig.<text:s/>Als je spek gebruikt, bak je die een beetje uit.<text:s/>Bak dan de knoflook en de prei mee en zorg dat al het water verdampt is.<text:s/>Zet het vuur uit.</text:p>
      <text:p text:style-name="Normal"/>
      <text:p text:style-name="Normal">Als je pie/taartbodem doet: Deeg in de vorm doen en voorbakken. Daarna oven naar 175<text:s/><text:span text:style-name="T3">º</text:span>C temperen.<text:s/></text:p>
      <text:p text:style-name="Normal">Als je bladerdeeg gaat gebruiken: Oven voorverwarmen naar 175<text:span text:style-name="T4"><text:s/>º</text:span>C. Dan springvorm invetten en bekleden met het bladerdeeg (1 plakje in het midden, 4 plakjes er tegenaan, de overgebleven plakjes diagonaal doorsnijden en de overgebleven delen bekleden).</text:p>
      <text:p text:style-name="Normal"/>
      <text:p text:style-name="Normal">Roer<text:s/>nu<text:s/>de crème fraîche, peper naar smaak en de kaas (hou ¾ - 1 zakje kaas over voor later)<text:s/>door de prei. Als de kaas gesmolten is, zet je het vuur uit.</text:p>
      <text:p text:style-name="Normal">Kluts de<text:s/>eieren en roer die door het prei mengsel.</text:p>
      <text:p text:style-name="Normal">Stort het mengsel in de springvorm</text:p>
      <text:p text:style-name="Normal">Strooi de rest van de kaas (¾ <text:s/>– 1 zakje) over de taart.</text:p>
      <text:p text:style-name="Normal">Zet de taart in het midden van de oven en bak hem 40 minuten.</text:p>
      <text:p text:style-name="Normal"/>
      <text:p text:style-name="Normal">Eet smakelijk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Symbol" style:display-name="Footnote Symbol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asian="Lucida Sans Unicode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 J</meta:initial-creator>
    <dc:creator>Rieks</dc:creator>
    <meta:creation-date>2014-01-15T21:03:00Z</meta:creation-date>
    <dc:date>2020-05-06T06:25:00Z</dc:date>
    <meta:print-date>2014-01-15T21:03:00Z</meta:print-date>
    <meta:template xlink:href="Normal.dotm" xlink:type="simple"/>
    <meta:editing-cycles>4</meta:editing-cycles>
    <meta:editing-duration>PT1380S</meta:editing-duration>
    <meta:user-defined meta:name="Info 1"/>
    <meta:user-defined meta:name="Info 2"/>
    <meta:user-defined meta:name="Info 3"/>
    <meta:user-defined meta:name="Info 4"/>
    <meta:user-defined meta:name="Docear4Word_StyleTitle">Springer LNCS</meta:user-defined>
    <meta:document-statistic meta:page-count="1" meta:paragraph-count="26" meta:word-count="278" meta:character-count="1472" meta:row-count="34" meta:non-whitespace-character-count="1220"/>
  </office:meta>
</office:document-meta>
</file>